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51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WEEK NO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VERSES</text:p>
            <text:p>COMPLETED</text:p>
          </table:table-cell>
          <table:table-cell table:style-name="ce1" office:value-type="string" calcext:value-type="string">
            <text:p>N VERSES</text:p>
            <text:p>TO COMPLETE</text:p>
          </table:table-cell>
          <table:table-cell table:style-name="ce1" office:value-type="string" calcext:value-type="string">
            <text:p>WHERE</text:p>
            <text:p>IS YOU</text:p>
          </table:table-cell>
          <table:table-cell table:style-name="ce1" office:value-type="string" calcext:value-type="string">
            <text:p>CUM VERSES</text:p>
            <text:p>COMPLETED</text:p>
          </table:table-cell>
          <table:table-cell table:style-name="ce1" office:value-type="string" calcext:value-type="string">
            <text:p>CUM VERSES</text:p>
            <text:p>SHOULD BE DONE</text:p>
          </table:table-cell>
          <table:table-cell table:style-name="ce1"/>
          <table:table-cell table:style-name="ce1" office:value-type="string" calcext:value-type="string">
            <text:p>COME, FOLLOW ME SPO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Need to do at least 18/day to keep up with Come, Follow Me</text:p>
          </table:table-cell>
          <table:table-cell table:style-name="ce1" table:number-columns-repeated="5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number-columns-repeated="5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number-columns-repeated="5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]+[.C18]" office:value-type="float" office:value="1968" calcext:value-type="float">
            <text:p>1968</text:p>
          </table:table-cell>
          <table:table-cell office:value-type="float" office:value="2090" calcext:value-type="float">
            <text:p>20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68" calcext:value-type="float">
            <text:p>1968</text:p>
          </table:table-cell>
          <table:table-cell office:value-type="float" office:value="2118" calcext:value-type="float">
            <text:p>2118</text:p>
          </table:table-cell>
          <table:table-cell table:number-columns-repeated="5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68" calcext:value-type="float">
            <text:p>1968</text:p>
          </table:table-cell>
          <table:table-cell office:value-type="float" office:value="2146" calcext:value-type="float">
            <text:p>21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0]+[.C21]" office:value-type="float" office:value="1968" calcext:value-type="float">
            <text:p>1968</text:p>
          </table:table-cell>
          <table:table-cell office:value-type="float" office:value="2174" calcext:value-type="float">
            <text:p>21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1968" calcext:value-type="float">
            <text:p>1968</text:p>
          </table:table-cell>
          <table:table-cell office:value-type="float" office:value="2202" calcext:value-type="float">
            <text:p>22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1968" calcext:value-type="float">
            <text:p>1968</text:p>
          </table:table-cell>
          <table:table-cell office:value-type="float" office:value="2230" calcext:value-type="float">
            <text:p>22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3]+[.C24]" office:value-type="float" office:value="1968" calcext:value-type="float">
            <text:p>1968</text:p>
          </table:table-cell>
          <table:table-cell office:value-type="float" office:value="2258" calcext:value-type="float">
            <text:p>22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4]+[.C25]" office:value-type="float" office:value="1968" calcext:value-type="float">
            <text:p>1968</text:p>
          </table:table-cell>
          <table:table-cell office:value-type="float" office:value="2286" calcext:value-type="float">
            <text:p>22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5]+[.C26]" office:value-type="float" office:value="1968" calcext:value-type="float">
            <text:p>1968</text:p>
          </table:table-cell>
          <table:table-cell office:value-type="float" office:value="2314" calcext:value-type="float">
            <text:p>2314</text:p>
          </table:table-cell>
          <table:table-cell table:number-columns-repeated="5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6]+[.C27]" office:value-type="float" office:value="1968" calcext:value-type="float">
            <text:p>1968</text:p>
          </table:table-cell>
          <table:table-cell office:value-type="float" office:value="2342" calcext:value-type="float">
            <text:p>23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7]+[.C28]" office:value-type="float" office:value="1968" calcext:value-type="float">
            <text:p>1968</text:p>
          </table:table-cell>
          <table:table-cell office:value-type="float" office:value="2370" calcext:value-type="float">
            <text:p>23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8]+[.C29]" office:value-type="float" office:value="1968" calcext:value-type="float">
            <text:p>1968</text:p>
          </table:table-cell>
          <table:table-cell office:value-type="float" office:value="2398" calcext:value-type="float">
            <text:p>23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9]+[.C30]" office:value-type="float" office:value="1968" calcext:value-type="float">
            <text:p>1968</text:p>
          </table:table-cell>
          <table:table-cell office:value-type="float" office:value="2426" calcext:value-type="float">
            <text:p>24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0]+[.C31]" office:value-type="float" office:value="1968" calcext:value-type="float">
            <text:p>1968</text:p>
          </table:table-cell>
          <table:table-cell office:value-type="float" office:value="2454" calcext:value-type="float">
            <text:p>24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1]+[.C32]" office:value-type="float" office:value="1968" calcext:value-type="float">
            <text:p>1968</text:p>
          </table:table-cell>
          <table:table-cell office:value-type="float" office:value="2482" calcext:value-type="float">
            <text:p>24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2]+[.C33]" office:value-type="float" office:value="1968" calcext:value-type="float">
            <text:p>1968</text:p>
          </table:table-cell>
          <table:table-cell office:value-type="float" office:value="2510" calcext:value-type="float">
            <text:p>2510</text:p>
          </table:table-cell>
          <table:table-cell table:number-columns-repeated="5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3]+[.C34]" office:value-type="float" office:value="1968" calcext:value-type="float">
            <text:p>1968</text:p>
          </table:table-cell>
          <table:table-cell office:value-type="float" office:value="2538" calcext:value-type="float">
            <text:p>25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4]+[.C35]" office:value-type="float" office:value="1968" calcext:value-type="float">
            <text:p>1968</text:p>
          </table:table-cell>
          <table:table-cell office:value-type="float" office:value="2566" calcext:value-type="float">
            <text:p>25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5]+[.C36]" office:value-type="float" office:value="1968" calcext:value-type="float">
            <text:p>1968</text:p>
          </table:table-cell>
          <table:table-cell office:value-type="float" office:value="2594" calcext:value-type="float">
            <text:p>25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6]+[.C37]" office:value-type="float" office:value="1968" calcext:value-type="float">
            <text:p>1968</text:p>
          </table:table-cell>
          <table:table-cell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1968" calcext:value-type="float">
            <text:p>1968</text:p>
          </table:table-cell>
          <table:table-cell office:value-type="float" office:value="2650" calcext:value-type="float">
            <text:p>26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1968" calcext:value-type="float">
            <text:p>1968</text:p>
          </table:table-cell>
          <table:table-cell office:value-type="float" office:value="2678" calcext:value-type="float">
            <text:p>26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1968" calcext:value-type="float">
            <text:p>1968</text:p>
          </table:table-cell>
          <table:table-cell office:value-type="float" office:value="2706" calcext:value-type="float">
            <text:p>2706</text:p>
          </table:table-cell>
          <table:table-cell table:number-columns-repeated="5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1968" calcext:value-type="float">
            <text:p>1968</text:p>
          </table:table-cell>
          <table:table-cell office:value-type="float" office:value="2734" calcext:value-type="float">
            <text:p>27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1968" calcext:value-type="float">
            <text:p>1968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1968" calcext:value-type="float">
            <text:p>1968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1968" calcext:value-type="float">
            <text:p>1968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1968" calcext:value-type="float">
            <text:p>1968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1968" calcext:value-type="float">
            <text:p>1968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1968" calcext:value-type="float">
            <text:p>1968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1968" calcext:value-type="float">
            <text:p>1968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1968" calcext:value-type="float">
            <text:p>1968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1968" calcext:value-type="float">
            <text:p>1968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1968" calcext:value-type="float">
            <text:p>1968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1968" calcext:value-type="float">
            <text:p>1968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1968" calcext:value-type="float">
            <text:p>1968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1968" calcext:value-type="float">
            <text:p>1968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1968" calcext:value-type="float">
            <text:p>1968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1968" calcext:value-type="float">
            <text:p>1968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1968" calcext:value-type="float">
            <text:p>1968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1968" calcext:value-type="float">
            <text:p>1968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1968" calcext:value-type="float">
            <text:p>1968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1968" calcext:value-type="float">
            <text:p>1968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1968" calcext:value-type="float">
            <text:p>1968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1968" calcext:value-type="float">
            <text:p>1968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1968" calcext:value-type="float">
            <text:p>1968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1968" calcext:value-type="float">
            <text:p>1968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1968" calcext:value-type="float">
            <text:p>1968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1968" calcext:value-type="float">
            <text:p>1968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1968" calcext:value-type="float">
            <text:p>1968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1968" calcext:value-type="float">
            <text:p>1968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1968" calcext:value-type="float">
            <text:p>1968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1968" calcext:value-type="float">
            <text:p>1968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1968" calcext:value-type="float">
            <text:p>1968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1968" calcext:value-type="float">
            <text:p>1968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1968" calcext:value-type="float">
            <text:p>1968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1968" calcext:value-type="float">
            <text:p>1968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1968" calcext:value-type="float">
            <text:p>1968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1968" calcext:value-type="float">
            <text:p>1968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1968" calcext:value-type="float">
            <text:p>1968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1968" calcext:value-type="float">
            <text:p>1968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1968" calcext:value-type="float">
            <text:p>1968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1968" calcext:value-type="float">
            <text:p>1968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1968" calcext:value-type="float">
            <text:p>1968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1968" calcext:value-type="float">
            <text:p>1968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1968" calcext:value-type="float">
            <text:p>1968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1968" calcext:value-type="float">
            <text:p>1968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1968" calcext:value-type="float">
            <text:p>1968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1968" calcext:value-type="float">
            <text:p>1968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1968" calcext:value-type="float">
            <text:p>1968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1968" calcext:value-type="float">
            <text:p>1968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1968" calcext:value-type="float">
            <text:p>1968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1968" calcext:value-type="float">
            <text:p>1968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1968" calcext:value-type="float">
            <text:p>1968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1968" calcext:value-type="float">
            <text:p>1968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1968" calcext:value-type="float">
            <text:p>1968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1968" calcext:value-type="float">
            <text:p>1968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1968" calcext:value-type="float">
            <text:p>1968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1968" calcext:value-type="float">
            <text:p>1968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1968" calcext:value-type="float">
            <text:p>1968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1968" calcext:value-type="float">
            <text:p>1968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1968" calcext:value-type="float">
            <text:p>1968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1968" calcext:value-type="float">
            <text:p>1968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1968" calcext:value-type="float">
            <text:p>1968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1968" calcext:value-type="float">
            <text:p>1968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1968" calcext:value-type="float">
            <text:p>1968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1968" calcext:value-type="float">
            <text:p>1968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1968" calcext:value-type="float">
            <text:p>1968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1968" calcext:value-type="float">
            <text:p>1968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1968" calcext:value-type="float">
            <text:p>1968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1968" calcext:value-type="float">
            <text:p>1968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1968" calcext:value-type="float">
            <text:p>1968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1968" calcext:value-type="float">
            <text:p>1968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1968" calcext:value-type="float">
            <text:p>1968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1968" calcext:value-type="float">
            <text:p>1968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1968" calcext:value-type="float">
            <text:p>1968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1968" calcext:value-type="float">
            <text:p>1968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1968" calcext:value-type="float">
            <text:p>1968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1968" calcext:value-type="float">
            <text:p>1968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1968" calcext:value-type="float">
            <text:p>1968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1968" calcext:value-type="float">
            <text:p>1968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1968" calcext:value-type="float">
            <text:p>1968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Should be DONE with Moroni and be able to begin on Nephi here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1968" calcext:value-type="float">
            <text:p>1968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1968" calcext:value-type="float">
            <text:p>1968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1968" calcext:value-type="float">
            <text:p>1968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1968" calcext:value-type="float">
            <text:p>1968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1968" calcext:value-type="float">
            <text:p>1968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1968" calcext:value-type="float">
            <text:p>1968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1968" calcext:value-type="float">
            <text:p>1968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1968" calcext:value-type="float">
            <text:p>1968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1968" calcext:value-type="float">
            <text:p>1968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1968" calcext:value-type="float">
            <text:p>1968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1968" calcext:value-type="float">
            <text:p>1968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1968" calcext:value-type="float">
            <text:p>1968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1968" calcext:value-type="float">
            <text:p>1968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1968" calcext:value-type="float">
            <text:p>1968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1968" calcext:value-type="float">
            <text:p>1968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1968" calcext:value-type="float">
            <text:p>1968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1968" calcext:value-type="float">
            <text:p>1968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1968" calcext:value-type="float">
            <text:p>1968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1968" calcext:value-type="float">
            <text:p>1968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1968" calcext:value-type="float">
            <text:p>1968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1968" calcext:value-type="float">
            <text:p>1968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1968" calcext:value-type="float">
            <text:p>1968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1968" calcext:value-type="float">
            <text:p>1968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1968" calcext:value-type="float">
            <text:p>1968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1968" calcext:value-type="float">
            <text:p>1968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1968" calcext:value-type="float">
            <text:p>1968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1968" calcext:value-type="float">
            <text:p>1968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1968" calcext:value-type="float">
            <text:p>1968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1968" calcext:value-type="float">
            <text:p>1968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1968" calcext:value-type="float">
            <text:p>1968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1968" calcext:value-type="float">
            <text:p>1968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1968" calcext:value-type="float">
            <text:p>1968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1968" calcext:value-type="float">
            <text:p>1968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1968" calcext:value-type="float">
            <text:p>1968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1968" calcext:value-type="float">
            <text:p>1968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1968" calcext:value-type="float">
            <text:p>1968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1968" calcext:value-type="float">
            <text:p>1968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1968" calcext:value-type="float">
            <text:p>1968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1968" calcext:value-type="float">
            <text:p>1968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1968" calcext:value-type="float">
            <text:p>1968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1968" calcext:value-type="float">
            <text:p>1968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1968" calcext:value-type="float">
            <text:p>1968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1968" calcext:value-type="float">
            <text:p>1968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1968" calcext:value-type="float">
            <text:p>1968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1968" calcext:value-type="float">
            <text:p>1968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1968" calcext:value-type="float">
            <text:p>1968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1968" calcext:value-type="float">
            <text:p>1968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1968" calcext:value-type="float">
            <text:p>1968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1968" calcext:value-type="float">
            <text:p>1968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1968" calcext:value-type="float">
            <text:p>1968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1968" calcext:value-type="float">
            <text:p>1968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1968" calcext:value-type="float">
            <text:p>1968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1968" calcext:value-type="float">
            <text:p>1968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1968" calcext:value-type="float">
            <text:p>1968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1968" calcext:value-type="float">
            <text:p>1968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1968" calcext:value-type="float">
            <text:p>1968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1968" calcext:value-type="float">
            <text:p>1968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1968" calcext:value-type="float">
            <text:p>1968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1968" calcext:value-type="float">
            <text:p>1968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1968" calcext:value-type="float">
            <text:p>1968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1968" calcext:value-type="float">
            <text:p>1968</text:p>
          </table:table-cell>
          <table:table-cell office:value-type="float" office:value="6626" calcext:value-type="float">
            <text:p>6626</text:p>
          </table:table-cell>
          <table:table-cell office:value-type="string" calcext:value-type="string">
            <text:p>6604 TOTAL in BoM</text:p>
          </table:table-cell>
          <table:table-cell table:number-columns-repeated="5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1968" calcext:value-type="float">
            <text:p>1968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1968" calcext:value-type="float">
            <text:p>1968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1968" calcext:value-type="float">
            <text:p>1968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1968" calcext:value-type="float">
            <text:p>1968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1968" calcext:value-type="float">
            <text:p>1968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07:09:16.3353806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7-16T07:09:49.850754542</dc:date>
    <dc:creator>Spencer Hatch</dc:creator>
    <meta:editing-duration>PT19H1M56S</meta:editing-duration>
    <meta:editing-cycles>28</meta:editing-cycles>
    <meta:document-statistic meta:table-count="1" meta:cell-count="804" meta:object-count="0"/>
  </office:meta>
</office:document-meta>
</file>